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alibri" svg:font-family="Calibri"/>
    <style:font-face style:name="Cambria" svg:font-family="Cambria"/>
    <style:font-face style:name="Verdana" svg:font-family="Verdana"/>
  </office:font-face-decls>
  <office:automatic-styles>
    <style:style style:name="P1" style:family="paragraph" style:parent-style-name="Standard">
      <style:paragraph-properties fo:margin-top="0.3333in"/>
      <style:text-properties style:font-name="Cambria" fo:font-size="14.0pt" fo:color="#365f91"/>
    </style:style>
    <style:style style:name="P2" style:family="paragraph" style:parent-style-name="Standard">
      <style:paragraph-properties fo:margin-bottom="0.1389in" fo:line-height="115%"/>
      <style:text-properties style:font-name="Calibri" fo:font-size="11.0pt"/>
    </style:style>
    <style:style style:name="P3" style:family="paragraph" style:parent-style-name="Standard">
      <style:paragraph-properties fo:line-height="115%"/>
      <style:text-properties style:font-name="Verdana" fo:font-size="9.0pt" fo:color="#323232" fo:background-color="#ffffff"/>
    </style:style>
    <style:style style:name="P4" style:family="paragraph" style:parent-style-name="Standard">
      <style:text-properties style:font-name="Cambria" fo:font-size="13.0pt" fo:color="#4f81bd"/>
    </style:style>
    <style:style style:name="P5" style:family="paragraph" style:parent-style-name="Standard">
      <style:text-properties style:font-name="Calibri" fo:font-size="11.0pt" fo:background-color="#ffffff"/>
    </style:style>
    <style:style style:name="T1" style:family="text">
      <style:text-properties fo:font-weight="bold" fo:font-weight-asian="bold" fo:font-weight-complex="bold"/>
    </style:style>
    <style:style style:name="T2" style:family="text">
      <style:text-properties fo:font-weight="bold" fo:font-weight-asian="bold" fo:font-weight-complex="bold" fo:letter-spacing="0.0000in"/>
    </style:style>
    <style:style style:name="T3" style:family="text">
      <style:text-properties style:font-name="Calibri" fo:font-size="11.0pt" fo:font-size-asian="11.0pt" fo:font-size-complex="11.0pt" fo:letter-spacing="0.0000in" fo:color="#000000"/>
    </style:style>
    <style:style style:name="T4" style:family="text">
      <style:text-properties fo:letter-spacing="0.0000in"/>
    </style:style>
    <style:style style:name="T5" style:family="text">
      <style:text-properties style:font-name="Cambria" fo:font-size="13.0pt" fo:font-size-asian="13.0pt" fo:font-size-complex="13.0pt" fo:font-weight="bold" fo:font-weight-asian="bold" fo:font-weight-complex="bold" fo:letter-spacing="0.0000in" fo:color="#4f81bd"/>
    </style:style>
    <style:style style:name="T6" style:family="text">
      <style:text-properties style:font-name="Verdana" fo:font-size="9.0pt" fo:font-size-asian="9.0pt" fo:font-size-complex="9.0pt" fo:letter-spacing="0.0000in" fo:color="#323232"/>
    </style:style>
    <style:style style:name="T7"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text:span text:style-name="T1">Project Plan</text:span></text:p>
      <text:p text:style-name="P2"/>
      <text:p text:style-name="P3"/>
      <text:p text:style-name="P4"><text:span text:style-name="T2">Why:</text:span><text:span text:style-name="T3"><text:s/></text:span></text:p>
      <text:p text:style-name="P5"><text:span text:style-name="T4">We are developing an application for android, and the value of the product is in its practical value. The main reason for this project is to learn project planning.</text:span></text:p>
      <text:p text:style-name="P5"/>
      <text:p text:style-name="P5"><text:span text:style-name="T5">What:</text:span><text:span text:style-name="T4"><text:s/>The main focus of the project will be planning, writing a report, developing an application for android and writing test cases for it. A lot of time will be devoted to learning android specific programming. </text:span><text:span text:style-name="T6"><text:tab/></text:span></text:p>
      <text:p text:style-name="P1"><text:span text:style-name="T1">Responsibility</text:span></text:p>
      <text:p text:style-name="P2"><text:span text:style-name="T4">We divided the project into two groups, where two will work more with the development and two that will work more with the structure of the project. We work closely and meet two times every week to have a scrum-meeting.</text:span></text:p>
      <text:p text:style-name="P2"><text:span text:style-name="T5">Product Owner:</text:span><text:span text:style-name="T4"><text:s/>Gustav Mellgren</text:span></text:p>
      <text:p text:style-name="P2"><text:span text:style-name="T5">Scrum Master: </text:span><text:span text:style-name="T4">Johannes Schygge</text:span></text:p>
      <text:p text:style-name="P2"><text:span text:style-name="T5">Team: </text:span><text:span text:style-name="T4">All group-members</text:span></text:p>
      <text:p text:style-name="P2"><text:span text:style-name="T5">Requirements &amp; Use Cases:</text:span><text:span text:style-name="T4"><text:s/>The whole group will work with the requirements and the use cases to get a good start, so that everybody has a good knowledge of how the project should work.</text:span></text:p>
      <text:p text:style-name="P2"><text:span text:style-name="T5">Development:</text:span><text:span text:style-name="T4"><text:s/>For the early stages of the project Daniel Warme and Karl Lawenius will handle the development. Later Gustav Mellgren and Johannes Schygge will help with the development.</text:span></text:p>
      <text:p text:style-name="P2"><text:span text:style-name="T5">Testing:</text:span><text:span text:style-name="T4"><text:s/>Johannes Schygge and Gustav Mellgren will handle the testing of the product.</text:span></text:p>
      <text:p text:style-name="P2"><text:span text:style-name="T5">Architecture:</text:span><text:span text:style-name="T4"><text:s/>All group-members will decide the architecture of the project.</text:span></text:p>
      <text:p text:style-name="P1"><text:span text:style-name="T1">Project Practices and Measurements</text:span></text:p>
      <text:p text:style-name="P2"><text:span text:style-name="T4">We use Dropbox so that anyone can access all the document files in the project at any time, and also we keep a schedule in Dropbox in the Project Plan document. We use Microsoft Word (.odt) for all text documents so no program difficulties will occur.</text:span></text:p>
      <text:p text:style-name="P1"><text:span text:style-name="T1">Project Objectives and Milestones</text:span></text:p>
      <text:p text:style-name="P2"><text:span text:style-name="T4">• Make an easy understandable layout so people with some Android knowledge can use the product with ease</text:span></text:p>
      <text:p text:style-name="P2"><text:span text:style-name="T4">• Make all necessary and proper warnings on usage</text:span></text:p>
      <text:p text:style-name="P2"><text:span text:style-name="T4">• Deliver a functional sleep style calendar.</text:span></text:p>
      <text:p text:style-name="P1"><text:span text:style-name="T1">Tidsplan:</text:span></text:p>
      <text:p text:style-name="P2"><text:span text:style-name="T2">LV1:</text:span><text:span text:style-name="T4"><text:s/>Introduktion &amp; Brainstorming, idea generation phase. Also structuring the teams strong and weak areas using a SWOT analysis. Project goals in regards to final outcome are written down. </text:span></text:p>
      <text:p text:style-name="P2"><text:span text:style-name="T2">LV2:</text:span><text:span text:style-name="T4"><text:s/>Screening of ideas selection of three main track to present to the board. Gathering resources on android development. Read up on licensing. Starting to formalize requirements for core functions. </text:span></text:p>
      <text:p text:style-name="P2"><text:span text:style-name="T2">LV3:</text:span><text:span text:style-name="T4"><text:s/>Expand and develop requirements. Stakeholders and roles within the project group are set. Project methodology are to be determined, SCRUM <text:s/>or Waterfall or possibly a combination of the two. Set up a proper frame for collaborative work environment, mainly structured around a share repository and documentation shared trough GoogleDocs. </text:span></text:p>
      <text:p text:style-name="P2"><text:span text:style-name="T2">Ester break (2 weeks):</text:span><text:span text:style-name="T4"><text:s/>Study android development. Finish writing requirements. Evaluate different design choices for the chosen project. Evaluate different architecture for the project. <text:s text:c="5"/></text:span></text:p>
      <text:p text:style-name="P2"><text:span text:style-name="T2">LV4:</text:span><text:span text:style-name="T4"><text:s/>Write documents describing android activities. Finish initial study of the android SDK relevant API and GUI development, at this point general familiarity with android development should been reached by the development team. </text:span></text:p>
      <text:p text:style-name="P2"><text:span text:style-name="T4">Formalized documentation with written </text:span><text:span text:style-name="T7">test cases </text:span><text:span text:style-name="T4">for all requirements. Also their should be a </text:span><text:span text:style-name="T7">test plan </text:span><text:span text:style-name="T4">structuring testing procedures, documenting, <text:s/>information, conditions and pre-conditions relevant for at third-party tester.</text:span></text:p>
      <text:p text:style-name="P2"><text:span text:style-name="T2">LV5:</text:span><text:span text:style-name="T4">Carry out testing on the code using test plan, test cases. Rapport known bugs and errors, supply course administrators with at least one bug fix. Given that testing are unfamiliar to the development team considerable time and resources are expected to be be spent to learn and carry out testing in a proper way.</text:span></text:p>
      <text:p text:style-name="P2"><text:span text:style-name="T2">LV6:</text:span><text:span text:style-name="T4"><text:s/>Continue testing in accordance with the test cases. Use special tools to determine code coverage, at this stage coverage should be at least 50%. Written(.odt) test cases should now be available for all of the application, version 1. Continued and concurrent development of the application.</text:span></text:p>
      <text:p text:style-name="P2"><text:span text:style-name="T2">LV7:</text:span><text:span text:style-name="T4"><text:s/>Almost complete code (source code) in the form of installable (apk) package. Code should also be tested. <text:s/></text:span></text:p>
      <text:p text:style-name="P2"><text:span text:style-name="T4">User manual, Developers manual <text:s text:c="15"/></text:span></text:p>
      <text:p text:style-name="P2"/>
      <text:p text:style-name="P2"><text:span text:style-name="T4"><text:s/>Källskodspaket, installerbart paket (apk), Användarmanual, Utvecklarmanual, beskrivning av 3PP. </text:span></text:p>
      <text:p text:style-name="P2"><text:span text:style-name="T4">LV8: Färdigställ applikationen, förbered för presentatio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38.32</meta:generator>
    <meta:initial-creator>Uzer</meta:initial-creator>
  </office:meta>
</office:document-meta>
</file>